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Bookman Old Style1" svg:font-family="'Bookman Old Style'" style:font-family-generic="roman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ookman Old Style"/>
    </style:style>
    <style:style style:name="P2" style:family="paragraph" style:parent-style-name="Standard">
      <style:text-properties style:font-name="Bookman Old Style1" fo:font-size="20pt" fo:language="es" fo:country="US" fo:font-weight="normal" style:font-name-asian="Bookman Old Style1" style:font-size-asian="20pt" style:font-weight-asian="normal" style:font-name-complex="Bookman Old Style1" style:font-size-complex="20pt" style:font-weight-complex="normal"/>
    </style:style>
    <style:style style:name="P3" style:family="paragraph" style:parent-style-name="Standard">
      <style:text-properties style:font-name="Bookman Old Styl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cc" fo:font-style="italic" style:font-style-asian="italic" style:font-style-complex="italic"/>
    </style:style>
    <style:style style:name="T3" style:family="text">
      <style:text-properties fo:color="#0000cc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006600" fo:font-style="italic" style:font-style-asian="italic" style:font-style-complex="italic"/>
    </style:style>
    <style:style style:name="T5" style:family="text">
      <style:text-properties fo:color="#990000"/>
    </style:style>
    <style:style style:name="T6" style:family="text">
      <style:text-properties fo:color="#990000" fo:font-weight="bold" style:font-weight-asian="bold" style:font-weight-complex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 text:c="3"/><text:span text:style-name="T2">a</text:span> <text:span text:style-name="T1">=</text:span> 5 <text:span text:style-name="T4">function</text:span><text:span text:style-name="T8">(</text:span><text:span text:style-name="T3">x</text:span><text:span text:style-name="T1">,</text:span> 9 <text:span text:style-name="T6">–</text:span> 8<text:span text:style-name="T1">,</text:span> 1 <text:span text:style-name="T6">+</text:span> 1<text:span text:style-name="T1">,</text:span> 6 <text:span text:style-name="T6">–</text:span> 3<text:span text:style-name="T1">,</text:span> 2 <text:span text:style-name="T5">*</text:span> 2<text:span text:style-name="T8">)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Bookman Old Style1" svg:font-family="'Bookman Old Style'" style:font-family-generic="roman"/>
    <style:font-face style:name="Lucida Sans1" svg:font-family="'Lucida Sans'" style:font-family-generic="swiss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blo Martín Bof</meta:initial-creator>
    <meta:creation-date>2018-06-13T21:45:33.63</meta:creation-date>
    <dc:date>2018-06-15T03:42:32.89</dc:date>
    <dc:creator>Pablo Martín Bof</dc:creator>
    <meta:editing-duration>PT15H39M22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1" meta:paragraph-count="1" meta:word-count="16" meta:character-count="48"/>
  </office:meta>
</office:document-meta>
</file>